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Fira Code" svg:font-family="'Fira Code'" style:font-adornments="Normal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Italique gras" style:font-family-generic="swiss" style:font-pitch="variable"/>
    <style:font-face style:name="Noto Sans" svg:font-family="'Noto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break-before="page" table:align="margins"/>
    </style:style>
    <style:style style:name="Tableau1.A" style:family="table-column">
      <style:table-column-properties style:column-width="2.011cm" style:rel-column-width="7981*"/>
    </style:style>
    <style:style style:name="Tableau1.B" style:family="table-column">
      <style:table-column-properties style:column-width="14.499cm" style:rel-column-width="5755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262d56" officeooo:paragraph-rsid="002c0d89"/>
    </style:style>
    <style:style style:name="P3" style:family="paragraph" style:parent-style-name="Text_20_body">
      <style:text-properties officeooo:rsid="002a1423" officeooo:paragraph-rsid="002a1423"/>
    </style:style>
    <style:style style:name="P4" style:family="paragraph" style:parent-style-name="Text_20_body">
      <style:text-properties officeooo:rsid="0030a463" officeooo:paragraph-rsid="00350fc6"/>
    </style:style>
    <style:style style:name="P5" style:family="paragraph" style:parent-style-name="Text_20_body">
      <style:text-properties officeooo:rsid="00348a0f" officeooo:paragraph-rsid="00348a0f"/>
    </style:style>
    <style:style style:name="P6" style:family="paragraph" style:parent-style-name="Title">
      <style:paragraph-properties fo:break-before="page"/>
      <style:text-properties officeooo:rsid="00262d56" officeooo:paragraph-rsid="00262d56"/>
    </style:style>
    <style:style style:name="P7" style:family="paragraph" style:parent-style-name="Table_20_Contents">
      <style:text-properties officeooo:rsid="00364244" officeooo:paragraph-rsid="00364244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font-weight="normal" officeooo:rsid="00262d56" officeooo:paragraph-rsid="00262d56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2c0d89" officeooo:paragraph-rsid="002c0d89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28995d" officeooo:paragraph-rsid="0028995d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2d9a08" officeooo:paragraph-rsid="002d9a08" style:font-weight-asian="normal" style:font-weight-complex="normal"/>
    </style:style>
    <style:style style:name="P13" style:family="paragraph" style:parent-style-name="Text_20_body" style:list-style-name="L2">
      <style:text-properties fo:font-weight="normal" officeooo:rsid="002df1f5" officeooo:paragraph-rsid="002df1f5" style:font-weight-asian="normal" style:font-weight-complex="normal"/>
    </style:style>
    <style:style style:name="P14" style:family="paragraph" style:parent-style-name="Text_20_body" style:list-style-name="L2">
      <style:text-properties fo:font-weight="normal" officeooo:rsid="002eef65" officeooo:paragraph-rsid="002eef65" style:font-weight-asian="normal" style:font-weight-complex="normal"/>
    </style:style>
    <style:style style:name="P15" style:family="paragraph" style:parent-style-name="Text_20_body" style:list-style-name="L3">
      <style:text-properties fo:font-weight="normal" officeooo:rsid="00348a0f" officeooo:paragraph-rsid="00348a0f" style:font-weight-asian="normal" style:font-weight-complex="normal"/>
    </style:style>
    <style:style style:name="P16" style:family="paragraph" style:parent-style-name="Text_20_body">
      <style:text-properties fo:font-weight="normal" officeooo:rsid="0034cfcb" officeooo:paragraph-rsid="0034cfcb" style:font-weight-asian="normal" style:font-weight-complex="normal"/>
    </style:style>
    <style:style style:name="P17" style:family="paragraph" style:parent-style-name="Text_20_body">
      <style:text-properties fo:font-weight="normal" officeooo:rsid="0034cfcb" officeooo:paragraph-rsid="0034e42b" style:font-weight-asian="normal" style:font-weight-complex="normal"/>
    </style:style>
    <style:style style:name="P18" style:family="paragraph" style:parent-style-name="Text_20_body" style:list-style-name="L3">
      <style:text-properties fo:font-weight="normal" officeooo:rsid="00350fc6" officeooo:paragraph-rsid="00350fc6" style:font-weight-asian="normal" style:font-weight-complex="normal"/>
    </style:style>
    <style:style style:name="P19" style:family="paragraph" style:parent-style-name="Text_20_body" style:list-style-name="L1">
      <style:text-properties officeooo:rsid="00262d56" officeooo:paragraph-rsid="00262d56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rsid="002a1423" officeooo:paragraph-rsid="002a1423"/>
    </style:style>
    <style:style style:name="P22" style:family="paragraph" style:parent-style-name="Text_20_body" style:list-style-name="L2">
      <style:text-properties officeooo:rsid="002c0d89" officeooo:paragraph-rsid="002c0d89"/>
    </style:style>
    <style:style style:name="P23" style:family="paragraph" style:parent-style-name="Text_20_body" style:list-style-name="L2">
      <style:text-properties officeooo:rsid="002d9a08" officeooo:paragraph-rsid="002df1f5"/>
    </style:style>
    <style:style style:name="P24" style:family="paragraph" style:parent-style-name="Text_20_body" style:list-style-name="L2">
      <style:text-properties officeooo:rsid="002df1f5" officeooo:paragraph-rsid="002df1f5"/>
    </style:style>
    <style:style style:name="P25" style:family="paragraph" style:parent-style-name="Text_20_body" style:list-style-name="L2">
      <style:text-properties officeooo:rsid="0032ed32" officeooo:paragraph-rsid="0032ed32"/>
    </style:style>
    <style:style style:name="P26" style:family="paragraph" style:parent-style-name="Text_20_body" style:list-style-name="L3">
      <style:text-properties officeooo:rsid="00348a0f" officeooo:paragraph-rsid="00348a0f"/>
    </style:style>
    <style:style style:name="P27" style:family="paragraph" style:parent-style-name="Text_20_body" style:list-style-name="L3">
      <style:text-properties officeooo:rsid="0030a463" officeooo:paragraph-rsid="00348a0f"/>
    </style:style>
    <style:style style:name="P28" style:family="paragraph" style:parent-style-name="Text_20_body" style:list-style-name="L3">
      <style:text-properties officeooo:rsid="0030a463" officeooo:paragraph-rsid="0030a463"/>
    </style:style>
    <style:style style:name="P29" style:family="paragraph" style:parent-style-name="Text_20_body" style:list-style-name="L3">
      <style:text-properties officeooo:rsid="00349504" officeooo:paragraph-rsid="00349504"/>
    </style:style>
    <style:style style:name="P30" style:family="paragraph" style:parent-style-name="Text_20_body" style:list-style-name="L3">
      <style:text-properties officeooo:rsid="0034cfcb" officeooo:paragraph-rsid="0034cfcb"/>
    </style:style>
    <style:style style:name="P31" style:family="paragraph" style:parent-style-name="Text_20_body" style:list-style-name="L3">
      <style:text-properties officeooo:rsid="0034e42b" officeooo:paragraph-rsid="0034e42b"/>
    </style:style>
    <style:style style:name="P32" style:family="paragraph" style:parent-style-name="Text_20_body" style:list-style-name="L1" style:master-page-name="">
      <loext:graphic-properties draw:fill="none"/>
      <style:paragraph-properties fo:margin-left="1.3cm" fo:margin-right="0cm" fo:margin-top="0.152cm" fo:margin-bottom="0.152cm" loext:contextual-spacing="false" fo:text-indent="-0.6cm" style:auto-text-indent="false" style:page-number="auto" fo:background-color="transparent"/>
      <style:text-properties fo:font-weight="normal" officeooo:rsid="00262d56" style:font-weight-asian="normal" style:font-weight-complex="normal"/>
    </style:style>
    <style:style style:name="P33" style:family="paragraph" style:parent-style-name="Heading_20_3">
      <style:text-properties officeooo:rsid="00262d56" officeooo:paragraph-rsid="00262d56"/>
    </style:style>
    <style:style style:name="T1" style:family="text">
      <style:text-properties officeooo:rsid="00262d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f1f5" style:font-weight-asian="bold" style:font-weight-complex="bold"/>
    </style:style>
    <style:style style:name="T4" style:family="text">
      <style:text-properties fo:font-weight="bold" officeooo:rsid="00348a0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c0d89" style:font-weight-asian="normal" style:font-weight-complex="normal"/>
    </style:style>
    <style:style style:name="T7" style:family="text">
      <style:text-properties fo:font-weight="normal" officeooo:rsid="002df1f5" style:font-weight-asian="normal" style:font-weight-complex="normal"/>
    </style:style>
    <style:style style:name="T8" style:family="text">
      <style:text-properties fo:font-weight="normal" officeooo:rsid="002eef65" style:font-weight-asian="normal" style:font-weight-complex="normal"/>
    </style:style>
    <style:style style:name="T9" style:family="text">
      <style:text-properties fo:font-weight="normal" officeooo:rsid="00348a0f" style:font-weight-asian="normal" style:font-weight-complex="normal"/>
    </style:style>
    <style:style style:name="T10" style:family="text">
      <style:text-properties fo:font-weight="normal" officeooo:rsid="0034cfcb" style:font-weight-asian="normal" style:font-weight-complex="normal"/>
    </style:style>
    <style:style style:name="T11" style:family="text">
      <style:text-properties fo:font-weight="normal" officeooo:rsid="00350fc6" style:font-weight-asian="normal" style:font-weight-complex="normal"/>
    </style:style>
    <style:style style:name="T12" style:family="text">
      <style:text-properties officeooo:rsid="002a1423"/>
    </style:style>
    <style:style style:name="T13" style:family="text">
      <style:text-properties officeooo:rsid="002a18fc"/>
    </style:style>
    <style:style style:name="T14" style:family="text">
      <style:text-properties officeooo:rsid="002c0d89"/>
    </style:style>
    <style:style style:name="T15" style:family="text">
      <style:text-properties officeooo:rsid="002df1f5"/>
    </style:style>
    <style:style style:name="T16" style:family="text">
      <style:text-properties officeooo:rsid="0032ed32"/>
    </style:style>
    <style:style style:name="T17" style:family="text">
      <style:text-properties officeooo:rsid="00348a0f"/>
    </style:style>
    <style:style style:name="T18" style:family="text">
      <style:text-properties officeooo:rsid="00349504"/>
    </style:style>
    <style:style style:name="T19" style:family="text">
      <style:text-properties officeooo:rsid="00350fc6"/>
    </style:style>
    <style:style style:name="T20" style:family="text">
      <style:text-properties officeooo:rsid="0039aa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euille d’exercice<text:span text:style-name="T20">s</text:span> Git</text:p>
      <text:p text:style-name="P5">Noter dans le tableau final, pour chaque question la commande que vous avez lancé si vous avez utilisé <text:span text:style-name="T2">git</text:span>.</text:p>
      <text:h text:style-name="P33" text:outline-level="3"><text:span text:style-name="T19">1- </text:span>Créer un nouveau dépôt git</text:h>
      <text:p text:style-name="P2">Munissez vous de la feuille “mémento des commandes git”. Déplacez vous avec un terminal dans le dossier des exercices <text:span text:style-name="T16">P</text:span>ython. <text:span text:style-name="T14">Nous allons utilisez ce code comme un projet logiciel à suivre à l’aide de git.</text:span></text:p>
      <text:list xml:id="list1882395765" text:style-name="L1">
        <text:list-item>
          <text:p text:style-name="P8"><text:span text:style-name="T1">C</text:span>réer un nouveau dépôt <text:span text:style-name="T1">à cet endroit</text:span> avec <text:span text:style-name="T2">git init.</text:span></text:p>
        </text:list-item>
        <text:list-item>
          <text:p text:style-name="P32">Afficher l’état du dépôt. Que signifie non suivi ?</text:p>
        </text:list-item>
        <text:list-item>
          <text:p text:style-name="P9">Afficher la liste des commits du dépôt pour constater qu’il n’y en a aucun.</text:p>
        </text:list-item>
        <text:list-item>
          <text:p text:style-name="P19"><text:span text:style-name="T5">Essayer de créer un commit directement avec </text:span><text:span text:style-name="T2">git commit -m. </text:span><text:span text:style-name="T5">Pourquoi cela échoue-t-il ?</text:span></text:p>
        </text:list-item>
        <text:list-item>
          <text:p text:style-name="P9">Ajouter tous les fichiers au suivi. Vérifier l’état avec <text:span text:style-name="T2">status</text:span>. <text:span text:style-name="T14">L’ajout n’est pas définitif tant qu’il n’a pas été validé par un commit.</text:span></text:p>
        </text:list-item>
        <text:list-item>
          <text:p text:style-name="P10">Désinclure (unstage) un des fichiers python (qui ne sera donc pas inclus dans le prochain commit). Vérifier le résultat avec <text:span text:style-name="T2">status</text:span>.</text:p>
        </text:list-item>
        <text:list-item>
          <text:p text:style-name="P9">Vérifier le code ajouté avec <text:span text:style-name="T2">diff</text:span>.</text:p>
        </text:list-item>
        <text:list-item>
          <text:p text:style-name="P11">Valider ces modifications en créant un commit avec le message “version initiale”</text:p>
        </text:list-item>
        <text:list-item>
          <text:p text:style-name="P11">Ajouter le fichier restant supprimé précédemment et créer un autre commit avec le message “fichier oublié”.</text:p>
        </text:list-item>
        <text:list-item>
          <text:p text:style-name="P11">Modifier le message du dernier commit en “fichier restant”.</text:p>
        </text:list-item>
        <text:list-item>
          <text:p text:style-name="P12">Lancer VSCode. Ajouter le message `# une ligne supplémentaire` à la fin de deux des fichiers python. Que constatez vous dans la vue <text:span text:style-name="T2">Explorer</text:span> ? Dans la vue <text:span text:style-name="T2">Source Control</text:span> ?</text:p>
        </text:list-item>
        <text:list-item>
          <text:p text:style-name="P12">Ajouter les nouvelles modifications au suivi dans la vue <text:span text:style-name="T2">source control</text:span> et créer un nouveau commit “test VSCode”.</text:p>
        </text:list-item>
      </text:list>
      <text:h text:style-name="Heading_20_3" text:outline-level="3"><text:span text:style-name="T19">2- </text:span>Explorer <text:span text:style-name="T14">un </text:span>dépôt git</text:h>
      <text:list xml:id="list466305075" text:style-name="L2">
        <text:list-item>
          <text:p text:style-name="P20"><text:span text:style-name="T12">Cloner le dépôt </text:span><text:a xlink:type="simple" xlink:href="https://github.com/miguelgrinberg/microblog" text:style-name="Internet_20_link" text:visited-style-name="Visited_20_Internet_20_Link"><text:span text:style-name="T12">https://github.com/miguelgrinberg/microblog</text:span></text:a></text:p>
        </text:list-item>
      </text:list>
      <text:p text:style-name="P3">Il s’agit d’<text:span text:style-name="T13">une application Flask assez complète et complexe que Miguel Grindberg vous propose de coder dans son Méga tutorial : </text:span><text:a xlink:type="simple" xlink:href="https://blog.miguelgrinberg.com/post/the-flask-mega-tutorial-part-i-hello-world" text:style-name="Internet_20_link" text:visited-style-name="Visited_20_Internet_20_Link"><text:span text:style-name="T13">https://blog.miguelgrinberg.com/post/the-flask-mega-tutorial-part-i-hello-world</text:span></text:a><text:span text:style-name="T13">. Suivre ce tutorial est un très bon exercice pour progresser en python (un peu plus dur </text:span><text:soft-page-break/><text:span text:style-name="T13">que ce qu’on fera ici mais très bien expliqué).</text:span></text:p>
      <text:list xml:id="list170659736182894" text:continue-numbering="true" text:style-name="L2">
        <text:list-item>
          <text:p text:style-name="P21">Lance<text:span text:style-name="T13">r</text:span> <text:span text:style-name="T2">git pull</text:span> et <text:span text:style-name="T2">git status. </text:span><text:span text:style-name="T6">Que remarquez vous ?</text:span></text:p>
        </text:list-item>
        <text:list-item>
          <text:p text:style-name="P21">Afficher la liste des commits du dépôt. Combien y a-t-il de chapitres ? Combien y a-t-il de commit en tout ?</text:p>
        </text:list-item>
        <text:list-item>
          <text:p text:style-name="P21">Installe<text:span text:style-name="T13">r</text:span> <text:span text:style-name="T2">tig</text:span> et explorez le dépot avec. <text:span text:style-name="T15">Utiliser les flèches et Entrer pour naviguer, </text:span><text:span text:style-name="T5">Q pour quitter </text:span><text:span text:style-name="T3">tig</text:span><text:span text:style-name="T7">.</text:span></text:p>
        </text:list-item>
        <text:list-item>
          <text:p text:style-name="P22"><text:span text:style-name="T5">Avec tig identifier le </text:span><text:span text:style-name="T7">numéro du </text:span><text:span text:style-name="T5">commit de la fin du premier chapitre dans lequel le fichier </text:span><text:span text:style-name="T2">route</text:span><text:span text:style-name="T3">s</text:span><text:span text:style-name="T2">.py</text:span><text:span text:style-name="T5"> est créé.</text:span></text:p>
        </text:list-item>
        <text:list-item>
          <text:p text:style-name="P23"><text:span text:style-name="T5">Lancer VSCode. Installer l’extension GitLens. </text:span><text:span text:style-name="T7">Aller dans la vue GitLens</text:span></text:p>
        </text:list-item>
        <text:list-item>
          <text:p text:style-name="P13">Observer l’historique du dépôt. On y retrouve la liste des commit et les modifications de chaque commit comme dans tig. </text:p>
        </text:list-item>
        <text:list-item>
          <text:p text:style-name="P23"><text:span text:style-name="T7">Ouvrir le fichier </text:span><text:span text:style-name="T3">routes.py</text:span><text:span text:style-name="T7">. Observer l’historique du fichier.</text:span></text:p>
        </text:list-item>
        <text:list-item>
          <text:p text:style-name="P24"><text:span text:style-name="T5">Placer vous au niveau du commit ou </text:span><text:span text:style-name="T2">routes.py</text:span><text:span text:style-name="T5"> est créé avec </text:span><text:span text:style-name="T2">git checkout &lt;num_commit&gt;</text:span><text:span text:style-name="T5">. </text:span><text:span text:style-name="T2">HEAD</text:span><text:span text:style-name="T5"> pointe désormais sur ce commit. Le dépôt est dans un état “HEAD détachée”. Git status permet de le revérifier.</text:span></text:p>
        </text:list-item>
        <text:list-item>
          <text:p text:style-name="P25"><text:span text:style-name="T5">Utiliser </text:span><text:span text:style-name="T2">git reflog</text:span><text:span text:style-name="T5">. Que remarque-t-on ? <text:s/></text:span><text:span text:style-name="T2">git reflog</text:span><text:span text:style-name="T5"> peut vous sauver la mise si vous ne comprenez pas dans quel état est votre dépôt.</text:span></text:p>
        </text:list-item>
        <text:list-item>
          <text:p text:style-name="P24"><text:span text:style-name="T5">Replacer </text:span><text:span text:style-name="T2">HEAD</text:span><text:span text:style-name="T5"> au niveau du dernier commit de </text:span><text:span text:style-name="T2">master</text:span><text:span text:style-name="T5"> avec </text:span><text:span text:style-name="T2">git checkout …</text:span><text:span text:style-name="T5"> </text:span><text:span text:style-name="T8">Tout l’historique apparaît à nouveau.</text:span></text:p>
        </text:list-item>
        <text:list-item>
          <text:p text:style-name="P14">Où sont caché les fichier dans git ? Comment supprimer le suivi git d’un dépôt ?</text:p>
        </text:list-item>
      </text:list>
      <text:h text:style-name="Heading_20_3" text:outline-level="3"><text:span text:style-name="T19">3- </text:span>Branches et Merge<text:span text:style-name="T19">s</text:span></text:h>
      <text:p text:style-name="P5">Reprenons les exercices <text:span text:style-name="T2">Python</text:span> en utilisant des branches <text:span text:style-name="T2">Git:</text:span></text:p>
      <text:list xml:id="list2411767189" text:style-name="L3">
        <text:list-item>
          <text:p text:style-name="P26">Aller dans le dossier d’exercices python. Identifier le numéro de la question suivante à faire.</text:p>
        </text:list-item>
        <text:list-item>
          <text:p text:style-name="P27">Lister les branches.</text:p>
        </text:list-item>
        <text:list-item>
          <text:p text:style-name="P27"><text:span text:style-name="T17">Vérifier que vous êtes bien sur la branche </text:span><text:span text:style-name="T4">master</text:span><text:span text:style-name="T17"> et que toutes les modifications on été validées/commit.</text:span></text:p>
        </text:list-item>
        <text:list-item>
          <text:p text:style-name="P28">Créer une nouvelle branche <text:span text:style-name="T17">avec le nom “question &lt;num_question&gt;” ou num_question est le numéro de la prochaine question à faire (</text:span><text:span text:style-name="T4">git checkout -b …</text:span><text:span text:style-name="T9"> )</text:span><text:span text:style-name="T4">.</text:span></text:p>
        </text:list-item>
        <text:list-item>
          <text:p text:style-name="P15">Lancer <text:span text:style-name="T2">git status</text:span> pour confirmer que vous avez bien basculé sur la bonne branche.</text:p>
        </text:list-item>
        <text:list-item>
          <text:p text:style-name="P15">Lister à nouveau les branches.</text:p>
        </text:list-item>
        <text:list-item>
          <text:p text:style-name="P26">Faire l’<text:span text:style-name="T18">exercice de la question</text:span> (voir feuille exercice python). Vérifier avec <text:span text:style-name="T2">git diff</text:span> que git <text:soft-page-break/>identifie bien vos modifications.</text:p>
        </text:list-item>
        <text:list-item>
          <text:p text:style-name="P29">Tester le code en lançant le programme. Et corriger si nécessaire.</text:p>
        </text:list-item>
        <text:list-item>
          <text:p text:style-name="P29">Une fois que vous êtes satisfait.e du résultat : Inclure le(s) fichier(s) que que vous avez modifié.</text:p>
        </text:list-item>
        <text:list-item>
          <text:p text:style-name="P29">A l’aide de la vue <text:span text:style-name="T2">Source Control</text:span> de <text:span text:style-name="T2">VSCode</text:span> relisez vos modifications.</text:p>
        </text:list-item>
        <text:list-item>
          <text:p text:style-name="P29">Créez un nouveau commit.</text:p>
        </text:list-item>
        <text:list-item>
          <text:p text:style-name="P29">Dans la vue <text:span text:style-name="T2">GitLens</text:span><text:span text:style-name="T10">, chercher la zone qui liste les branches et vérifier que votre nouveau commit est bien là ou il doit être.</text:span></text:p>
        </text:list-item>
      </text:list>
      <text:p text:style-name="P16">Nous allons faire un merge de cette branche dans master !</text:p>
      <text:list xml:id="list170661131427187" text:continue-numbering="true" text:style-name="L3">
        <text:list-item>
          <text:p text:style-name="P30"><text:span text:style-name="T5">Basculer sur la branche </text:span><text:span text:style-name="T2">master</text:span><text:span text:style-name="T5"> à l’aide de </text:span><text:span text:style-name="T2">git checkout … </text:span><text:span text:style-name="T5">.</text:span></text:p>
        </text:list-item>
        <text:list-item>
          <text:p text:style-name="P30"><text:span text:style-name="T5">Lancer </text:span><text:span text:style-name="T2">git merge &lt;nom_de_votre_branche&gt; . </text:span><text:span text:style-name="T5">Git vous indique s’il y a des conflits et dans quel fichiers. Normalement il n’y a pas de conflit pour le moment</text:span></text:p>
        </text:list-item>
      </text:list>
      <text:p text:style-name="P17">Nous allons maintenant créer un dépôt dans la forge framagit.</text:p>
      <text:list xml:id="list170659698301901" text:continue-numbering="true" text:style-name="L3">
        <text:list-item>
          <text:p text:style-name="P31"><text:span text:style-name="T5">Créer un compte </text:span><text:span text:style-name="T11">framagit.</text:span></text:p>
        </text:list-item>
        <text:list-item>
          <text:p text:style-name="P31"><text:span text:style-name="T5">Créer un nouveau projet “Exercices python”. </text:span><text:span text:style-name="T11">(privé ou public selon votre convenance)</text:span></text:p>
        </text:list-item>
        <text:list-item>
          <text:p text:style-name="P18">Suivre les indications du site pour ajouter ce projet comme remote python de votre dépôt local.</text:p>
        </text:list-item>
        <text:list-item>
          <text:p text:style-name="P18">Pousser le code de vos exercices sur framagit.</text:p>
          <text:p text:style-name="P18"/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Question</text:p>
          </table:table-cell>
          <table:table-cell table:style-name="Tableau1.B1" office:value-type="string">
            <text:p text:style-name="P7">Command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Fira Code" svg:font-family="'Fira Code'" style:font-adornments="Normal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Italique gras" style:font-family-generic="swiss" style:font-pitch="variable"/>
    <style:font-face style:name="Noto Sans" svg:font-family="'Noto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Noto Sans1" fo:font-family="'Noto San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oto Sans2" fo:font-family="'Noto Sans'" style:font-style-name="Italique gras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oto Sans1" fo:font-family="'Noto Sans'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oto Sans2" fo:font-family="'Noto Sans'" style:font-style-name="Italique gras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oto Sans1" fo:font-family="'Noto Sans'" style:font-style-name="Gras" style:font-family-generic="swiss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Noto Sans1" fo:font-family="'Noto Sans'" style:font-style-name="Gras" style:font-family-generic="swiss" style:font-pitch="variable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Fira Code" fo:font-family="'Fira Code'" style:font-style-name="Normal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1" fo:font-family="'Noto Sans'" style:font-style-name="Gras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Noto Sans" fo:font-family="'Noto Sans'" style:font-style-name="Normal" style:font-family-generic="swiss" style:font-pitch="variable"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1-29T17:06:59.493177472</dc:date>
    <meta:editing-duration>PT12H13M37S</meta:editing-duration>
    <meta:editing-cycles>13</meta:editing-cycles>
    <meta:generator>LibreOffice/6.0.7.3.0$Linux_X86_64 LibreOffice_project/00m0$Build-3</meta:generator>
    <meta:document-statistic meta:table-count="1" meta:image-count="0" meta:object-count="0" meta:page-count="4" meta:paragraph-count="55" meta:word-count="825" meta:character-count="4814" meta:non-whitespace-character-count="4083"/>
  </office:meta>
</office:document-meta>
</file>